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false"/>
    </style:style>
    <style:style style:name="ro3" style:family="table-row">
      <style:table-row-properties style:row-height="16.4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7.99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TTENDU</text:p>
          </table:table-cell>
          <table:table-cell office:value-type="string" calcext:value-type="string">
            <text:p>RESULT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lumer le système</text:p>
          </table:table-cell>
          <table:table-cell office:value-type="string" calcext:value-type="string">
            <text:p>Allumage de l’écran, de la balance ainsi que de la Raspberry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ancer le programme de pesée</text:p>
          </table:table-cell>
          <table:table-cell office:value-type="string" calcext:value-type="string">
            <text:p>Mise en route du programme en attente de pesée et initialisation des BDD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ffichage du gaspillage de pain</text:p>
          </table:table-cell>
          <table:table-cell office:value-type="string" calcext:value-type="string">
            <text:p>Affichage des statistiques de gaspillage de pain sur l’écran ainsi que des graphiques comparatifs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vertissement du surplus de gaspillage</text:p>
          </table:table-cell>
          <table:table-cell office:value-type="string" calcext:value-type="string">
            <text:p>Messages préventifs sur le gaspillage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emise à zéro de la table des poids de la journée</text:p>
          </table:table-cell>
          <table:table-cell office:value-type="string" calcext:value-type="string">
            <text:p>Vidage de la table contenant le poids de la veille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tockage du poids total de la journée dans une table spéciale</text:p>
          </table:table-cell>
          <table:table-cell office:value-type="string" calcext:value-type="string">
            <text:p>Poids associé au numéro du jour correspondant dans la table poids_semaine</text:p>
          </table:table-cell>
          <table:table-cell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Éteindre le système</text:p>
          </table:table-cell>
          <table:table-cell office:value-type="string" calcext:value-type="string">
            <text:p>Extinction des différents appareils</text:p>
          </table:table-cell>
          <table:table-cell/>
        </table:table-row>
        <table:table-row table:style-name="ro1" table:number-rows-repeated="2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1:40:27.221826874</meta:creation-date>
    <dc:date>2019-01-31T13:40:35.804620434</dc:date>
    <meta:editing-duration>PT18M36S</meta:editing-duration>
    <meta:editing-cycles>5</meta:editing-cycles>
    <meta:generator>LibreOffice/6.0.1.1$Linux_X86_64 LibreOffice_project/00m0$Build-1</meta:generator>
    <meta:document-statistic meta:table-count="1" meta:cell-count="25" meta:object-count="0"/>
  </office:meta>
</office:document-meta>
</file>